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2.18mm"/>
    </style:style>
    <style:style style:name="co2" style:family="table-column">
      <style:table-column-properties fo:break-before="auto" style:column-width="77.58mm"/>
    </style:style>
    <style:style style:name="co3" style:family="table-column">
      <style:table-column-properties fo:break-before="auto" style:column-width="26.19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="0.06pt solid #000000" style:rotation-align="none"/>
    </style:style>
    <style:style style:name="ce4" style:family="table-cell" style:parent-style-name="Default">
      <style:table-cell-properties fo:border="0.74pt solid #000000" style:rotation-align="none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fo:border="0.74pt solid #000000" style:rotation-align="none"/>
      <style:text-properties style:font-name="Calibri" style:font-name-asian="WenQuanYi Micro He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table:style-name="ce1" office:value-type="string" calcext:value-type="string" table:number-columns-spanned="2" table:number-rows-spanned="1">
            <text:p>Tableau de Bord</text:p>
          </table:table-cell>
          <table:covered-table-cell table:style-name="ce1"/>
          <table:table-cell table:number-columns-repeated="1022"/>
        </table:table-row>
        <table:table-row table:style-name="ro2">
          <table:table-cell table:style-name="ce2" office:value-type="string" calcext:value-type="string">
            <text:p>MLD - MCD - SQL de la BDD</text:p>
          </table:table-cell>
          <table:table-cell table:style-name="ce2" office:value-type="string" calcext:value-type="string">
            <text:p>Benjami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Diagramme de séquence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s d'utilisation</text:p>
          </table:table-cell>
          <table:table-cell table:style-name="ce2" office:value-type="string" calcext:value-type="string">
            <text:p>Léo, Gauthier, Maxime, Julien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Note de cadrage</text:p>
          </table:table-cell>
          <table:table-cell table:style-name="ce2" office:value-type="string" calcext:value-type="string">
            <text:p>Léo, Gauthier, Maxime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cénarios</text:p>
          </table:table-cell>
          <table:table-cell table:style-name="ce2" office:value-type="string" calcext:value-type="string">
            <text:p>Julien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Smartphone</text:p>
          </table:table-cell>
          <table:table-cell table:style-name="ce3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Navigateur</text:p>
          </table:table-cell>
          <table:table-cell table:style-name="ce3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3" office:value-type="string" calcext:value-type="string">
            <text:p>Maquette Tablette</text:p>
          </table:table-cell>
          <table:table-cell table:style-name="ce3" office:value-type="string" calcext:value-type="string">
            <text:p>Maxime, Benjamin</text:p>
          </table:table-cell>
          <table:table-cell table:number-columns-repeated="1022"/>
        </table:table-row>
        <table:table-row table:style-name="ro3" table:number-rows-repeated="2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 calcext:value-type="string">
            <text:p>Modèles</text:p>
          </table:table-cell>
          <table:table-cell table:style-name="ce4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ase de données</text:p>
          </table:table-cell>
          <table:table-cell table:style-name="ce4"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Routes</text:p>
          </table:table-cell>
          <table:table-cell table:style-name="ce7" office:value-type="string" calcext:value-type="string">
            <text:p>Julien, Benjamin, Gautier, Léo, Maxime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Inscription</text:p>
          </table:table-cell>
          <table:table-cell table:style-name="ce4"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Connexion</text:p>
          </table:table-cell>
          <table:table-cell table:style-name="ce4"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éconnexion</text:p>
          </table:table-cell>
          <table:table-cell table:style-name="ce4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Profil</text:p>
          </table:table-cell>
          <table:table-cell table:style-name="ce4" office:value-type="string" calcext:value-type="string">
            <text:p>Maxime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Création de liste</text:p>
          </table:table-cell>
          <table:table-cell table:style-name="ce4" office:value-type="string" calcext:value-type="string">
            <text:p>Gauthier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ffichage Liste</text:p>
          </table:table-cell>
          <table:table-cell table:style-name="ce4" office:value-type="string" calcext:value-type="string">
            <text:p>Julien, Benjamin, Gautier, Léo, Maxime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Ajout d’item</text:p>
          </table:table-cell>
          <table:table-cell table:style-name="ce5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Chat</text:p>
          </table:table-cell>
          <table:table-cell table:style-name="ce5" office:value-type="string" calcext:value-type="string">
            <text:p>Maxime, Gautier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stion d’erreur, alertes</text:p>
          </table:table-cell>
          <table:table-cell table:style-name="ce4" office:value-type="string" calcext:value-type="string">
            <text:p>Benjami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jout message</text:p>
          </table:table-cell>
          <table:table-cell table:style-name="ce4" office:value-type="string" calcext:value-type="string">
            <text:p>Léo, Benjami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Messages après expiration liste</text:p>
          </table:table-cell>
          <table:table-cell table:style-name="ce4" office:value-type="string" calcext:value-type="string">
            <text:p>Léo</text:p>
          </table:table-cell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4" office:value-type="string" calcext:value-type="string">
            <text:p>Responsive et placement CSS</text:p>
          </table:table-cell>
          <table:table-cell table:style-name="ce7" office:value-type="string" calcext:value-type="string">
            <text:p>Julien, Benjamin, Gautier, Léo, Maxime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style-name="co3" table:number-columns-repeated="1024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ce6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2:24:41.109212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07:17</meta:creation-date>
    <meta:initial-creator>Benjamin Varnerot</meta:initial-creator>
    <dc:language>fr-FR</dc:language>
    <dc:date>2017-11-10T17:02:25.704488359</dc:date>
    <meta:editing-cycles>8</meta:editing-cycles>
    <meta:editing-duration>PT4H32M34S</meta:editing-duration>
    <meta:generator>LibreOffice/5.1.6.2$Linux_X86_64 LibreOffice_project/10m0$Build-2</meta:generator>
    <meta:document-statistic meta:table-count="3" meta:cell-count="4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